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125cm" style:rel-column-width="8191*"/>
    </style:style>
    <style:style style:name="Tableau1.H" style:family="table-column">
      <style:table-column-properties style:column-width="2.127cm" style:rel-column-width="819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125cm" style:rel-column-width="8191*"/>
    </style:style>
    <style:style style:name="Tableau2.H" style:family="table-column">
      <style:table-column-properties style:column-width="2.127cm" style:rel-column-width="819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5.255cm" table:align="left"/>
    </style:style>
    <style:style style:name="Tableau3.A" style:family="table-column">
      <style:table-column-properties style:column-width="1.912cm"/>
    </style:style>
    <style:style style:name="Tableau3.B" style:family="table-column">
      <style:table-column-properties style:column-width="0.654cm"/>
    </style:style>
    <style:style style:name="Tableau3.D" style:family="table-column">
      <style:table-column-properties style:column-width="0.72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08f5" officeooo:paragraph-rsid="000308f5"/>
    </style:style>
    <style:style style:name="P2" style:family="paragraph" style:parent-style-name="Standard">
      <style:text-properties officeooo:rsid="000308f5" officeooo:paragraph-rsid="000961f9"/>
    </style:style>
    <style:style style:name="P3" style:family="paragraph" style:parent-style-name="Standard">
      <style:text-properties officeooo:rsid="000308f5" officeooo:paragraph-rsid="000e441a"/>
    </style:style>
    <style:style style:name="P4" style:family="paragraph" style:parent-style-name="Standard">
      <style:text-properties officeooo:rsid="00043a07" officeooo:paragraph-rsid="00043a07"/>
    </style:style>
    <style:style style:name="P5" style:family="paragraph" style:parent-style-name="Standard">
      <style:text-properties officeooo:rsid="000746dd" officeooo:paragraph-rsid="000746dd"/>
    </style:style>
    <style:style style:name="P6" style:family="paragraph" style:parent-style-name="Standard">
      <style:text-properties fo:font-size="10pt" officeooo:rsid="000746dd" officeooo:paragraph-rsid="00085002" style:font-size-asian="10pt" style:font-size-complex="10pt"/>
    </style:style>
    <style:style style:name="P7" style:family="paragraph" style:parent-style-name="Standard">
      <style:text-properties fo:font-size="10pt" officeooo:rsid="000746dd" officeooo:paragraph-rsid="000961f9" style:font-size-asian="10pt" style:font-size-complex="10pt"/>
    </style:style>
    <style:style style:name="P8" style:family="paragraph" style:parent-style-name="Standard">
      <style:text-properties officeooo:rsid="000961f9" officeooo:paragraph-rsid="000961f9"/>
    </style:style>
    <style:style style:name="P9" style:family="paragraph" style:parent-style-name="Standard">
      <style:text-properties officeooo:rsid="000df111" officeooo:paragraph-rsid="000df111"/>
    </style:style>
    <style:style style:name="P10" style:family="paragraph" style:parent-style-name="Standard">
      <loext:graphic-properties draw:fill="solid" draw:fill-color="#ffcc00" draw:opacity="100%"/>
      <style:paragraph-properties fo:text-align="center" style:justify-single-word="false" fo:background-color="#ffcc00"/>
      <style:text-properties officeooo:rsid="000e441a" officeooo:paragraph-rsid="000e441a"/>
    </style:style>
    <style:style style:name="P11" style:family="paragraph" style:parent-style-name="Table_20_Contents">
      <style:text-properties officeooo:rsid="000746dd" officeooo:paragraph-rsid="000746dd"/>
    </style:style>
    <style:style style:name="P12" style:family="paragraph" style:parent-style-name="Table_20_Contents">
      <style:text-properties officeooo:rsid="000746dd" officeooo:paragraph-rsid="000961f9"/>
    </style:style>
    <style:style style:name="P13" style:family="paragraph" style:parent-style-name="Table_20_Contents">
      <style:text-properties fo:font-size="10pt" officeooo:rsid="000746dd" officeooo:paragraph-rsid="00085002" style:font-size-asian="10pt" style:font-size-complex="10pt"/>
    </style:style>
    <style:style style:name="P14" style:family="paragraph" style:parent-style-name="Table_20_Contents">
      <style:text-properties fo:font-size="10pt" officeooo:rsid="000746dd" officeooo:paragraph-rsid="000961f9" style:font-size-asian="10pt" style:font-size-complex="10pt"/>
    </style:style>
    <style:style style:name="P15" style:family="paragraph" style:parent-style-name="Table_20_Contents">
      <style:text-properties officeooo:rsid="000961f9" officeooo:paragraph-rsid="000961f9"/>
    </style:style>
    <style:style style:name="P16" style:family="paragraph" style:parent-style-name="Table_20_Contents">
      <style:text-properties officeooo:rsid="000b2ade" officeooo:paragraph-rsid="000b2ade"/>
    </style:style>
    <style:style style:name="P17" style:family="paragraph" style:parent-style-name="Standard" style:list-style-name="L1">
      <style:text-properties officeooo:rsid="000df111" officeooo:paragraph-rsid="000df111"/>
    </style:style>
    <style:style style:name="P18" style:family="paragraph" style:parent-style-name="Standard" style:list-style-name="L1">
      <style:text-properties officeooo:rsid="000df111" officeooo:paragraph-rsid="000e358a"/>
    </style:style>
    <style:style style:name="P19" style:family="paragraph" style:parent-style-name="Standard" style:list-style-name="L1">
      <style:text-properties officeooo:rsid="000e441a" officeooo:paragraph-rsid="000961f9"/>
    </style:style>
    <style:style style:name="P20" style:family="paragraph" style:parent-style-name="Standard" style:list-style-name="L1">
      <style:text-properties officeooo:rsid="000e441a" officeooo:paragraph-rsid="000e441a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6c33"/>
    </style:style>
    <style:style style:name="T4" style:family="text">
      <style:text-properties fo:color="#ff3333"/>
    </style:style>
    <style:style style:name="T5" style:family="text">
      <style:text-properties fo:color="#6666ff"/>
    </style:style>
    <style:style style:name="T6" style:family="text">
      <style:text-properties fo:color="#006600"/>
    </style:style>
    <style:style style:name="T7" style:family="text">
      <style:text-properties officeooo:rsid="000b2ade" fo:background-color="#ffff00" loext:char-shading-value="0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officeooo:rsid="0010ddb0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D stéganographie</text:p>
      <text:p text:style-name="P1"/>
      <text:p text:style-name="P1">La <text:span text:style-name="T1">stéganographie</text:span> est l'art de la dissimulation : son objet est de faire passer inaperçu un message dans un autre message.</text:p>
      <text:p text:style-name="P1">Dans notre cas, nous avons dissimulé un message dans une image.</text:p>
      <text:p text:style-name="P1">Ainsi, si vous affichez un octet sous forme de caractère tous les 49152 octets des données de l'image <text:span text:style-name="T2">plasmaSteganoTexte.bmp</text:span>, vous devriez voir apparaître un message.</text:p>
      <text:list xml:id="list9120844706801546465" text:style-name="L1">
        <text:list-item>
          <text:p text:style-name="P17">Codez une fonction <text:span text:style-name="T8">afficherSteganoTxt</text:span> qui prend en paramètre le nom du fichier contenant le message et le pas(tous les combien) des caractères à récupérer, et qui affichera le message caché.</text:p>
        </text:list-item>
      </text:list>
      <text:p text:style-name="P9"/>
      <text:p text:style-name="P1"><text:span text:style-name="T9">U</text:span>ne image se cache dans l'image <text:span text:style-name="T2">mandelSteganoImg.bmp</text:span>, en extrayant un octet tous les 1000 octets de cette image et en écrivant ses octets dans un fichier avec une extension .bmp, vous devriez pouvoir visualiser une image.</text:p>
      <text:list xml:id="list141336705303152" text:continue-numbering="true" text:style-name="L1">
        <text:list-item>
          <text:p text:style-name="P18">Codez une fonction <text:span text:style-name="T2">extraireSteganoImg</text:span> qui prend en paramètre le nom du fichier contenant l'image cachée et le pas(tout les combien) des octets à extraire, le nom du fichier à générer et qui <text:span text:style-name="T9">générera</text:span> le fichier caché.</text:p>
        </text:list-item>
      </text:list>
      <text:p text:style-name="P1"/>
      <text:p text:style-name="P1">On veut utiliser la palette d'image BMP pour pouvoir dissimuler un message.</text:p>
      <text:p text:style-name="P1">Ainsi, on pourrait considérer la composante alpha de la première couleur de la palette comme étant la longueur du message, et les composantes alpha des couleurs suivantes seraient les lettres du message.</text:p>
      <text:p text:style-name="P1"><text:span text:style-name="T10">Exemple </text:span>:</text:p>
      <text:p text:style-name="P4">On rappel qu'une couleur est composé de 4 octets:bleu,vert,rouge,alpha</text:p>
      <text:p text:style-name="P4">voici le début d<text:span text:style-name="T3">es octets composant la p</text:span>alette <text:span text:style-name="T3">d'une image</text:span> :</text:p>
      <text:p text:style-name="P5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11">couleur 0</text:p>
          </table:table-cell>
          <table:table-cell table:style-name="Tableau1.A1" office:value-type="string">
            <text:p text:style-name="P11">couleur 1</text:p>
          </table:table-cell>
          <table:table-cell table:style-name="Tableau1.A1" office:value-type="string">
            <text:p text:style-name="P11">couleur 2</text:p>
          </table:table-cell>
          <table:table-cell table:style-name="Tableau1.A1" office:value-type="string">
            <text:p text:style-name="P11">couleur 3</text:p>
          </table:table-cell>
          <table:table-cell table:style-name="Tableau1.A1" office:value-type="string">
            <text:p text:style-name="P11">couleur 4</text:p>
          </table:table-cell>
          <table:table-cell table:style-name="Tableau1.A1" office:value-type="string">
            <text:p text:style-name="P11">couleur 5</text:p>
          </table:table-cell>
          <table:table-cell table:style-name="Tableau1.A1" office:value-type="string">
            <text:p text:style-name="P11">couleur 6</text:p>
          </table:table-cell>
          <table:table-cell table:style-name="Tableau1.H1" office:value-type="string">
            <text:p text:style-name="P11">couleur 7</text:p>
          </table:table-cell>
        </table:table-row>
        <table:table-row>
          <table:table-cell table:style-name="Tableau1.A2" office:value-type="string">
            <text:p text:style-name="P6"><text:span text:style-name="T5">EC</text:span><text:span text:style-name="T6">EC</text:span><text:span text:style-name="T4">62</text:span>EC</text:p>
          </table:table-cell>
          <table:table-cell table:style-name="Tableau1.A2" office:value-type="string">
            <text:p text:style-name="P6"><text:span text:style-name="T5">EC</text:span><text:span text:style-name="T6">EC</text:span><text:span text:style-name="T4">EC</text:span>EC</text:p>
          </table:table-cell>
          <table:table-cell table:style-name="Tableau1.A2" office:value-type="string">
            <text:p text:style-name="P6"><text:span text:style-name="T5">F6</text:span><text:span text:style-name="T4"> </text:span><text:span text:style-name="T6">EC</text:span><text:span text:style-name="T4">F6</text:span>CC</text:p>
          </table:table-cell>
          <table:table-cell table:style-name="Tableau1.A2" office:value-type="string">
            <text:p text:style-name="P13"><text:span text:style-name="T5">E8</text:span><text:span text:style-name="T6">EC</text:span><text:span text:style-name="T4">EC</text:span>EC</text:p>
          </table:table-cell>
          <table:table-cell table:style-name="Tableau1.A2" office:value-type="string">
            <text:p text:style-name="P13"><text:span text:style-name="T5">CC</text:span><text:span text:style-name="T6">C4</text:span><text:span text:style-name="T4">E8</text:span>C4</text:p>
          </table:table-cell>
          <table:table-cell table:style-name="Tableau1.A2" office:value-type="string">
            <text:p text:style-name="P13"><text:span text:style-name="T5">EC</text:span><text:span text:style-name="T6">D6</text:span><text:span text:style-name="T4">D6</text:span>CD</text:p>
          </table:table-cell>
          <table:table-cell table:style-name="Tableau1.A2" office:value-type="string">
            <text:p text:style-name="P13"><text:span text:style-name="T5">D9</text:span><text:span text:style-name="T6">D2</text:span><text:span text:style-name="T4">D2</text:span>9B</text:p>
          </table:table-cell>
          <table:table-cell table:style-name="Tableau1.H2" office:value-type="string">
            <text:p text:style-name="P13"><text:span text:style-name="T5">43</text:span><text:span text:style-name="T6">1F</text:span><text:span text:style-name="T4">38</text:span>1F</text:p>
          </table:table-cell>
        </table:table-row>
      </table:table>
      <text:p text:style-name="P5"/>
      <text:p text:style-name="P1">Si le message est "salut", on modifie la palette comme suit :</text:p>
      <text:p text:style-name="P2"/>
      <table:table table:name="Tableau2" table:style-name="Tableau2">
        <table:table-column table:style-name="Tableau2.A" table:number-columns-repeated="7"/>
        <table:table-column table:style-name="Tableau2.H"/>
        <table:table-row>
          <table:table-cell table:style-name="Tableau2.A1" office:value-type="string">
            <text:p text:style-name="P12">couleur 0</text:p>
          </table:table-cell>
          <table:table-cell table:style-name="Tableau2.A1" office:value-type="string">
            <text:p text:style-name="P12">couleur 1</text:p>
          </table:table-cell>
          <table:table-cell table:style-name="Tableau2.A1" office:value-type="string">
            <text:p text:style-name="P12">couleur 2</text:p>
          </table:table-cell>
          <table:table-cell table:style-name="Tableau2.A1" office:value-type="string">
            <text:p text:style-name="P12">couleur 3</text:p>
          </table:table-cell>
          <table:table-cell table:style-name="Tableau2.A1" office:value-type="string">
            <text:p text:style-name="P12">couleur 4</text:p>
          </table:table-cell>
          <table:table-cell table:style-name="Tableau2.A1" office:value-type="string">
            <text:p text:style-name="P12">couleur 5</text:p>
          </table:table-cell>
          <table:table-cell table:style-name="Tableau2.A1" office:value-type="string">
            <text:p text:style-name="P12">couleur 6</text:p>
          </table:table-cell>
          <table:table-cell table:style-name="Tableau2.H1" office:value-type="string">
            <text:p text:style-name="P12">couleur 7</text:p>
          </table:table-cell>
        </table:table-row>
        <table:table-row>
          <table:table-cell table:style-name="Tableau2.A2" office:value-type="string">
            <text:p text:style-name="P7"><text:span text:style-name="T5">EC</text:span><text:span text:style-name="T6">EC</text:span><text:span text:style-name="T4">62</text:span><text:span text:style-name="T7">05</text:span></text:p>
          </table:table-cell>
          <table:table-cell table:style-name="Tableau2.A2" office:value-type="string">
            <text:p text:style-name="P7"><text:span text:style-name="T5">EC</text:span><text:span text:style-name="T6">EC</text:span><text:span text:style-name="T4">EC</text:span><text:span text:style-name="T7">73</text:span></text:p>
          </table:table-cell>
          <table:table-cell table:style-name="Tableau2.A2" office:value-type="string">
            <text:p text:style-name="P7"><text:span text:style-name="T5">F6</text:span><text:span text:style-name="T4"> </text:span><text:span text:style-name="T6">EC</text:span><text:span text:style-name="T4">F6</text:span><text:span text:style-name="T7">61</text:span></text:p>
          </table:table-cell>
          <table:table-cell table:style-name="Tableau2.A2" office:value-type="string">
            <text:p text:style-name="P14"><text:span text:style-name="T5">E8</text:span><text:span text:style-name="T6">EC</text:span><text:span text:style-name="T4">EC</text:span><text:span text:style-name="T7">6C</text:span></text:p>
          </table:table-cell>
          <table:table-cell table:style-name="Tableau2.A2" office:value-type="string">
            <text:p text:style-name="P14"><text:span text:style-name="T5">CC</text:span><text:span text:style-name="T6">C4</text:span><text:span text:style-name="T4">E8</text:span><text:span text:style-name="T7">75</text:span></text:p>
          </table:table-cell>
          <table:table-cell table:style-name="Tableau2.A2" office:value-type="string">
            <text:p text:style-name="P14"><text:span text:style-name="T5">EC</text:span><text:span text:style-name="T6">D6</text:span><text:span text:style-name="T4">D6</text:span><text:span text:style-name="T7">74</text:span></text:p>
          </table:table-cell>
          <table:table-cell table:style-name="Tableau2.A2" office:value-type="string">
            <text:p text:style-name="P14"><text:span text:style-name="T5">D9</text:span><text:span text:style-name="T6">D2</text:span><text:span text:style-name="T4">D2</text:span>9B</text:p>
          </table:table-cell>
          <table:table-cell table:style-name="Tableau2.H2" office:value-type="string">
            <text:p text:style-name="P14"><text:span text:style-name="T5">43</text:span><text:span text:style-name="T6">1F</text:span><text:span text:style-name="T4">38</text:span>1F</text:p>
          </table:table-cell>
        </table:table-row>
      </table:table>
      <text:p text:style-name="P8">car :</text:p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B" table:number-columns-repeated="2"/>
        <table:table-row>
          <table:table-cell table:style-name="Tableau3.A1" office:value-type="string">
            <text:p text:style-name="P15">lettre</text:p>
          </table:table-cell>
          <table:table-cell table:style-name="Tableau3.A1" office:value-type="string">
            <text:p text:style-name="P15">s</text:p>
          </table:table-cell>
          <table:table-cell table:style-name="Tableau3.A1" office:value-type="string">
            <text:p text:style-name="P15">a</text:p>
          </table:table-cell>
          <table:table-cell table:style-name="Tableau3.A1" office:value-type="string">
            <text:p text:style-name="P15">l</text:p>
          </table:table-cell>
          <table:table-cell table:style-name="Tableau3.A1" office:value-type="string">
            <text:p text:style-name="P15">u</text:p>
          </table:table-cell>
          <table:table-cell table:style-name="Tableau3.F1" office:value-type="string">
            <text:p text:style-name="P15">t</text:p>
          </table:table-cell>
        </table:table-row>
        <table:table-row>
          <table:table-cell table:style-name="Tableau3.A2" office:value-type="string">
            <text:p text:style-name="P15">code ascii</text:p>
          </table:table-cell>
          <table:table-cell table:style-name="Tableau3.A2" office:value-type="string">
            <text:p text:style-name="P16">73</text:p>
          </table:table-cell>
          <table:table-cell table:style-name="Tableau3.A2" office:value-type="string">
            <text:p text:style-name="P16">61</text:p>
          </table:table-cell>
          <table:table-cell table:style-name="Tableau3.A2" office:value-type="string">
            <text:p text:style-name="P16">6C</text:p>
          </table:table-cell>
          <table:table-cell table:style-name="Tableau3.A2" office:value-type="string">
            <text:p text:style-name="P16">75</text:p>
          </table:table-cell>
          <table:table-cell table:style-name="Tableau3.F2" office:value-type="string">
            <text:p text:style-name="P16">74</text:p>
          </table:table-cell>
        </table:table-row>
      </table:table>
      <text:p text:style-name="P8"/>
      <text:list xml:id="list141338350825470" text:continue-numbering="true" text:style-name="L1">
        <text:list-item>
          <text:p text:style-name="P19">Écrivez une fonction <text:span text:style-name="T2">cachePalette</text:span>, qui prendra en paramètre le message à cacher, le nom du fichier à partir duquel sera généré le nouveau fichier, le nom du fichier généré.</text:p>
        </text:list-item>
      </text:list>
      <text:p text:style-name="P2"/>
      <text:list xml:id="list141337587314470" text:continue-numbering="true" text:style-name="L1">
        <text:list-item>
          <text:p text:style-name="P20">Écrivez une fonction <text:span text:style-name="T2">decodeCachePalette</text:span>, permettant d'afficher le message cache dans l'image que vous avez créé avec la fonction précédente.</text:p>
        </text:list-item>
      </text:list>
      <text:p text:style-name="P3"/>
      <text:list xml:id="list141338024875537" text:continue-numbering="true" text:style-name="L1">
        <text:list-item>
          <text:p text:style-name="P20">Écrivez une fonction permettant de cacher une image dans une autre im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09:02:57.972145056</meta:creation-date>
    <dc:date>2018-01-25T14:13:36.598292202</dc:date>
    <meta:editing-duration>PT1H10M25S</meta:editing-duration>
    <meta:editing-cycles>14</meta:editing-cycles>
    <meta:generator>LibreOffice/5.1.6.2$Linux_X86_64 LibreOffice_project/10m0$Build-2</meta:generator>
    <meta:document-statistic meta:table-count="3" meta:image-count="0" meta:object-count="0" meta:page-count="1" meta:paragraph-count="61" meta:word-count="369" meta:character-count="2178" meta:non-whitespace-character-count="1875"/>
  </office:meta>
</office:document-meta>
</file>